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3063in" svg:y="4.8496in">
            <draw:object draw:notify-on-update-of-ranges="Sheet1.A15:Sheet1.A19 Sheet1.B15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768in" svg:y="0.9488in">
            <draw:object draw:notify-on-update-of-ranges="Sheet1.A14:Sheet1.A14 Sheet1.A15:Sheet1.A19 Sheet1.B14:Sheet1.B14 Sheet1.B15:Sheet1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 satellites</text:p>
          </table:table-cell>
          <table:table-cell office:value-type="float" office:value="0.2011" calcext:value-type="float">
            <text:p>0.2011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satellites</text:p>
          </table:table-cell>
          <table:table-cell office:value-type="float" office:value="0.2458" calcext:value-type="float">
            <text:p>0.2458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satellites</text:p>
          </table:table-cell>
          <table:table-cell office:value-type="float" office:value="1.2358" calcext:value-type="float">
            <text:p>1.2358</text:p>
          </table:table-cell>
          <table:table-cell office:value-type="float" office:value="4970" calcext:value-type="float">
            <text:p>4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 satellites</text:p>
          </table:table-cell>
          <table:table-cell office:value-type="float" office:value="3.565" calcext:value-type="float">
            <text:p>3.565</text:p>
          </table:table-cell>
          <table:table-cell office:value-type="float" office:value="11240" calcext:value-type="float">
            <text:p>11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satellites</text:p>
          </table:table-cell>
          <table:table-cell office:value-type="float" office:value="4.2314" calcext:value-type="float">
            <text:p>4.2314</text:p>
          </table:table-cell>
          <table:table-cell office:value-type="float" office:value="10160" calcext:value-type="float">
            <text:p>10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satellites</text:p>
          </table:table-cell>
          <table:table-cell office:value-type="float" office:value="1.8952" calcext:value-type="float">
            <text:p>1.8952</text:p>
          </table:table-cell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 satellites</text:p>
          </table:table-cell>
          <table:table-cell office:value-type="float" office:value="3.6705" calcext:value-type="float">
            <text:p>3.6705</text:p>
          </table:table-cell>
          <table:table-cell office:value-type="float" office:value="8185" calcext:value-type="float">
            <text:p>8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satellites</text:p>
          </table:table-cell>
          <table:table-cell office:value-type="float" office:value="9.1813" calcext:value-type="float">
            <text:p>9.1813</text:p>
          </table:table-cell>
          <table:table-cell office:value-type="float" office:value="18800" calcext:value-type="float">
            <text:p>18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 satellites</text:p>
          </table:table-cell>
          <table:table-cell office:value-type="string" calcext:value-type="string">
            <text:p>&gt;1000</text:p>
          </table:table-cell>
          <table:table-cell office:value-type="string" calcext:value-type="string">
            <text:p>&gt;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emps d’exécution</text:p>
          </table:table-cell>
          <table:table-cell office:value-type="string" calcext:value-type="string">
            <text:p>Nb de branches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711" calcext:value-type="float">
            <text:p>0.0711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3669" calcext:value-type="float">
            <text:p>0.3669</text:p>
          </table:table-cell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8064" calcext:value-type="float">
            <text:p>0.8064</text:p>
          </table:table-cell>
          <table:table-cell office:value-type="float" office:value="3246" calcext:value-type="float">
            <text:p>324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.7225" calcext:value-type="float">
            <text:p>4.7225</text:p>
          </table:table-cell>
          <table:table-cell office:value-type="float" office:value="7663" calcext:value-type="float">
            <text:p>766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70.8246" calcext:value-type="float">
            <text:p>70.8246</text:p>
          </table:table-cell>
          <table:table-cell office:value-type="float" office:value="638289" calcext:value-type="float">
            <text:p>63828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branch</text:p>
          </table:table-cell>
          <table:table-cell/>
          <table:table-cell table:style-name="ce2" office:value-type="string" calcext:value-type="string">
            <text:p>scor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791" calcext:value-type="float">
            <text:p>0.07791</text:p>
          </table:table-cell>
          <table:table-cell table:style-name="ce2" office:value-type="float" office:value="242" calcext:value-type="float">
            <text:p>242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948" calcext:value-type="float">
            <text:p>0.07948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7109" calcext:value-type="float">
            <text:p>0.07109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6709" calcext:value-type="float">
            <text:p>0.6709</text:p>
          </table:table-cell>
          <table:table-cell table:style-name="ce2" office:value-type="float" office:value="1116" calcext:value-type="float">
            <text:p>1116</text:p>
          </table:table-cell>
          <table:table-cell/>
          <table:table-cell table:style-name="ce2" office:value-type="float" office:value="9875" calcext:value-type="float">
            <text:p>98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6136" calcext:value-type="float">
            <text:p>0.6136</text:p>
          </table:table-cell>
          <table:table-cell table:style-name="ce2" office:value-type="float" office:value="1008" calcext:value-type="float">
            <text:p>1008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6387" calcext:value-type="float">
            <text:p>0.6387</text:p>
          </table:table-cell>
          <table:table-cell table:style-name="ce2" office:value-type="float" office:value="1230" calcext:value-type="float">
            <text:p>1230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.8421" calcext:value-type="float">
            <text:p>4.8421</text:p>
          </table:table-cell>
          <table:table-cell table:style-name="ce2" office:value-type="float" office:value="5266" calcext:value-type="float">
            <text:p>5266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.8393" calcext:value-type="float">
            <text:p>3.8393</text:p>
          </table:table-cell>
          <table:table-cell table:style-name="ce2" office:value-type="float" office:value="5230" calcext:value-type="float">
            <text:p>5230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.8256" calcext:value-type="float">
            <text:p>3.8256</text:p>
          </table:table-cell>
          <table:table-cell table:style-name="ce2" office:value-type="float" office:value="5131" calcext:value-type="float">
            <text:p>5131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branch</text:p>
          </table:table-cell>
          <table:table-cell/>
          <table:table-cell table:style-name="ce2" office:value-type="string" calcext:value-type="string">
            <text:p>score</text:p>
          </table:table-cell>
        </table:table-row>
        <table:table-row table:style-name="ro1">
          <table:table-cell table:style-name="ce2" office:value-type="string" calcext:value-type="string">
            <text:p>Nomial 1</text:p>
          </table:table-cell>
          <table:table-cell table:style-name="ce2" office:value-type="float" office:value="0.9305" calcext:value-type="float">
            <text:p>0.9305</text:p>
          </table:table-cell>
          <table:table-cell table:style-name="ce2" office:value-type="float" office:value="13678" calcext:value-type="float">
            <text:p>13678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string" calcext:value-type="string">
            <text:p>Nominal 2</text:p>
          </table:table-cell>
          <table:table-cell table:style-name="ce2" office:value-type="float" office:value="1.0322" calcext:value-type="float">
            <text:p>1.0322</text:p>
          </table:table-cell>
          <table:table-cell table:style-name="ce2" office:value-type="float" office:value="13857" calcext:value-type="float">
            <text:p>13857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1">
          <table:table-cell table:style-name="ce2" office:value-type="string" calcext:value-type="string">
            <text:p>Nominal 3</text:p>
          </table:table-cell>
          <table:table-cell table:style-name="ce2" office:value-type="float" office:value="0.7398" calcext:value-type="float">
            <text:p>0.7398</text:p>
          </table:table-cell>
          <table:table-cell table:style-name="ce2" office:value-type="float" office:value="12477" calcext:value-type="float">
            <text:p>12477</text:p>
          </table:table-cell>
          <table:table-cell/>
          <table:table-cell table:style-name="ce2" office:value-type="float" office:value="1250" calcext:value-type="float">
            <text:p>1250</text:p>
          </table:table-cell>
        </table:table-row>
        <table:table-row table:style-name="ro2">
          <table:table-cell table:style-name="ce2" office:value-type="string" calcext:value-type="string">
            <text:p>Nominal with one off 1</text:p>
          </table:table-cell>
          <table:table-cell table:style-name="ce2" office:value-type="float" office:value="4.6342" calcext:value-type="float">
            <text:p>4.6342</text:p>
          </table:table-cell>
          <table:table-cell table:style-name="ce2" office:value-type="float" office:value="19156" calcext:value-type="float">
            <text:p>19156</text:p>
          </table:table-cell>
          <table:table-cell/>
          <table:table-cell table:style-name="ce2" office:value-type="float" office:value="9875" calcext:value-type="float">
            <text:p>9875</text:p>
          </table:table-cell>
        </table:table-row>
        <table:table-row table:style-name="ro2">
          <table:table-cell table:style-name="ce2" office:value-type="string" calcext:value-type="string">
            <text:p>Nominal with one off 2</text:p>
          </table:table-cell>
          <table:table-cell table:style-name="ce2" office:value-type="float" office:value="4.5099" calcext:value-type="float">
            <text:p>4.5099</text:p>
          </table:table-cell>
          <table:table-cell table:style-name="ce2" office:value-type="float" office:value="16062" calcext:value-type="float">
            <text:p>16062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2">
          <table:table-cell table:style-name="ce2" office:value-type="string" calcext:value-type="string">
            <text:p>Nominal with one off 3</text:p>
          </table:table-cell>
          <table:table-cell table:style-name="ce2" office:value-type="float" office:value="3.8275" calcext:value-type="float">
            <text:p>3.8275</text:p>
          </table:table-cell>
          <table:table-cell table:style-name="ce2" office:value-type="float" office:value="16170" calcext:value-type="float">
            <text:p>16170</text:p>
          </table:table-cell>
          <table:table-cell/>
          <table:table-cell table:style-name="ce2" office:value-type="float" office:value="9250" calcext:value-type="float">
            <text:p>9250</text:p>
          </table:table-cell>
        </table:table-row>
        <table:table-row table:style-name="ro1">
          <table:table-cell table:style-name="ce2" office:value-type="string" calcext:value-type="string">
            <text:p>40 1</text:p>
          </table:table-cell>
          <table:table-cell table:style-name="ce2" office:value-type="float" office:value="13.249" calcext:value-type="float">
            <text:p>13.249</text:p>
          </table:table-cell>
          <table:table-cell table:style-name="ce2" office:value-type="float" office:value="17094" calcext:value-type="float">
            <text:p>17094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string" calcext:value-type="string">
            <text:p>40 2</text:p>
          </table:table-cell>
          <table:table-cell table:style-name="ce2" office:value-type="float" office:value="13.0421" calcext:value-type="float">
            <text:p>13.0421</text:p>
          </table:table-cell>
          <table:table-cell table:style-name="ce2" office:value-type="float" office:value="29632" calcext:value-type="float">
            <text:p>29632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>
          <table:table-cell table:style-name="ce2" office:value-type="string" calcext:value-type="string">
            <text:p>40 3</text:p>
          </table:table-cell>
          <table:table-cell table:style-name="ce2" office:value-type="float" office:value="12.7202" calcext:value-type="float">
            <text:p>12.7202</text:p>
          </table:table-cell>
          <table:table-cell table:style-name="ce2" office:value-type="float" office:value="53303" calcext:value-type="float">
            <text:p>53303</text:p>
          </table:table-cell>
          <table:table-cell/>
          <table:table-cell table:style-name="ce2" office:value-type="float" office:value="42375" calcext:value-type="float">
            <text:p>4237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791" calcext:value-type="float">
            <text:p>0.07791</text:p>
          </table:table-cell>
          <table:table-cell table:style-name="ce2" office:value-type="float" office:value="0.9305" calcext:value-type="float">
            <text:p>0.9305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3678" calcext:value-type="float">
            <text:p>1367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7948" calcext:value-type="float">
            <text:p>0.07948</text:p>
          </table:table-cell>
          <table:table-cell table:style-name="ce2" office:value-type="float" office:value="1.0322" calcext:value-type="float">
            <text:p>1.032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857" calcext:value-type="float">
            <text:p>1385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7109" calcext:value-type="float">
            <text:p>0.07109</text:p>
          </table:table-cell>
          <table:table-cell table:style-name="ce2" office:value-type="float" office:value="0.7398" calcext:value-type="float">
            <text:p>0.739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477" calcext:value-type="float">
            <text:p>1247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6709" calcext:value-type="float">
            <text:p>0.6709</text:p>
          </table:table-cell>
          <table:table-cell table:style-name="ce2" office:value-type="float" office:value="4.6342" calcext:value-type="float">
            <text:p>4.6342</text:p>
          </table:table-cell>
          <table:table-cell table:style-name="ce2" office:value-type="float" office:value="1116" calcext:value-type="float">
            <text:p>1116</text:p>
          </table:table-cell>
          <table:table-cell table:style-name="ce2" office:value-type="float" office:value="19156" calcext:value-type="float">
            <text:p>1915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6136" calcext:value-type="float">
            <text:p>0.6136</text:p>
          </table:table-cell>
          <table:table-cell table:style-name="ce2" office:value-type="float" office:value="4.5099" calcext:value-type="float">
            <text:p>4.5099</text:p>
          </table:table-cell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16062" calcext:value-type="float">
            <text:p>1606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.6387" calcext:value-type="float">
            <text:p>0.6387</text:p>
          </table:table-cell>
          <table:table-cell table:style-name="ce2" office:value-type="float" office:value="3.8275" calcext:value-type="float">
            <text:p>3.8275</text:p>
          </table:table-cell>
          <table:table-cell table:style-name="ce2" office:value-type="float" office:value="1230" calcext:value-type="float">
            <text:p>1230</text:p>
          </table:table-cell>
          <table:table-cell table:style-name="ce2" office:value-type="float" office:value="16170" calcext:value-type="float">
            <text:p>1617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.8421" calcext:value-type="float">
            <text:p>4.8421</text:p>
          </table:table-cell>
          <table:table-cell table:style-name="ce2" office:value-type="float" office:value="13.249" calcext:value-type="float">
            <text:p>13.249</text:p>
          </table:table-cell>
          <table:table-cell table:style-name="ce2" office:value-type="float" office:value="5266" calcext:value-type="float">
            <text:p>5266</text:p>
          </table:table-cell>
          <table:table-cell table:style-name="ce2" office:value-type="float" office:value="17094" calcext:value-type="float">
            <text:p>1709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.8393" calcext:value-type="float">
            <text:p>3.8393</text:p>
          </table:table-cell>
          <table:table-cell table:style-name="ce2" office:value-type="float" office:value="13.0421" calcext:value-type="float">
            <text:p>13.0421</text:p>
          </table:table-cell>
          <table:table-cell table:style-name="ce2" office:value-type="float" office:value="5230" calcext:value-type="float">
            <text:p>5230</text:p>
          </table:table-cell>
          <table:table-cell table:style-name="ce2" office:value-type="float" office:value="29632" calcext:value-type="float">
            <text:p>2963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.8256" calcext:value-type="float">
            <text:p>3.8256</text:p>
          </table:table-cell>
          <table:table-cell table:style-name="ce2" office:value-type="float" office:value="12.7202" calcext:value-type="float">
            <text:p>12.7202</text:p>
          </table:table-cell>
          <table:table-cell table:style-name="ce2" office:value-type="float" office:value="5131" calcext:value-type="float">
            <text:p>5131</text:p>
          </table:table-cell>
          <table:table-cell table:style-name="ce2" office:value-type="float" office:value="53303" calcext:value-type="float">
            <text:p>53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44:07.347882538</meta:creation-date>
    <dc:date>2022-03-06T22:29:58.717035314</dc:date>
    <meta:editing-duration>PT24M30S</meta:editing-duration>
    <meta:editing-cycles>1</meta:editing-cycles>
    <meta:document-statistic meta:table-count="1" meta:cell-count="173" meta:object-count="2"/>
    <meta:generator>LibreOffice/6.4.7.2$Linux_X86_64 LibreOffice_project/40$Build-2</meta:generator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5:Sheet1.B19" svg:x="0.32cm" svg:y="0.18cm" svg:width="15.36cm" svg:height="8.64cm">
          <chartooo:coordinate-region svg:x="0.941cm" svg:y="0.379cm" svg:width="14.18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15:Sheet1.B19" chart:class="chart:scatter">
            <chart:domain table:cell-range-address="Sheet1.A15:Sheet1.A19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Sheet1.A15:Sheet1.A19</svg:desc>
                </draw:g>
              </table:table-cell>
              <table:table-cell office:value-type="float" office:value="0.0711">
                <text:p>0.0711</text:p>
                <draw:g>
                  <svg:desc>Sheet1.B15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">
                <text:p>6000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.7225">
                <text:p>4.7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70.8246">
                <text:p>70.8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4.201cm" style:legend-expansion="high" chart:style-name="ch2"/>
        <chart:plot-area chart:style-name="ch3" table:cell-range-address="Sheet1.A14:Sheet1.B19" chart:data-source-has-labels="row" svg:x="0.32cm" svg:y="0.18cm" svg:width="11.106cm" svg:height="8.64cm">
          <chartooo:coordinate-region svg:x="0.941cm" svg:y="0.18cm" svg:width="10.17cm" svg:height="7.1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19" chart:label-cell-address="Sheet1.B14:Sheet1.B14" chart:class="chart:scatter">
            <chart:domain table:cell-range-address="Sheet1.A15:Sheet1.A1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d’exécution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0">
                <text:p>40000</text:p>
                <draw:g>
                  <svg:desc>Sheet1.A15:Sheet1.A19</svg:desc>
                </draw:g>
              </table:table-cell>
              <table:table-cell office:value-type="float" office:value="0.0711">
                <text:p>0.0711</text:p>
                <draw:g>
                  <svg:desc>Sheet1.B15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00">
                <text:p>60000</text:p>
              </table:table-cell>
              <table:table-cell office:value-type="float" office:value="0.3669">
                <text:p>0.3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">
                <text:p>8000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.7225">
                <text:p>4.7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">
                <text:p>120000</text:p>
              </table:table-cell>
              <table:table-cell office:value-type="float" office:value="70.8246">
                <text:p>70.8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